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62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021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r10" style:family="presentation" style:parent-style-name="Default10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fo:font-weight="normal" style:font-size-asian="26pt" style:font-weight-asian="normal" style:font-size-complex="26pt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 style:text-autospace="non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2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P9" style:family="paragraph">
      <style:paragraph-properties fo:margin-left="1.27cm" fo:margin-right="0cm" fo:margin-top="0cm" fo:margin-bottom="0cm" fo:text-align="center" fo:text-indent="-1.27cm" style:text-autospace="none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2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P11" style:family="paragraph">
      <style:paragraph-properties fo:margin-left="0cm" fo:margin-right="0cm" fo:margin-top="0cm" fo:margin-bottom="0cm" fo:text-align="start" fo:text-indent="0cm" style:text-autospace="none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2" style:font-size-asian="28pt" style:font-weight-asian="normal" style:font-name-complex="Segoe UI2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2" style:font-size-asian="32pt" style:font-style-asian="normal" style:font-weight-asian="bold" style:font-name-complex="Segoe UI2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2" style:font-size-asian="36pt" style:font-weight-asian="normal" style:font-name-complex="Segoe UI2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T5" style:family="text">
      <style:text-properties fo:color="#666666" style:font-name="Segoe UI Semibold" fo:font-size="24pt" fo:text-shadow="none" fo:font-weight="normal" style:font-name-asian="Segoe UI2" style:font-size-asian="24pt" style:font-weight-asian="normal" style:font-name-complex="Segoe UI2" style:font-size-complex="24pt" style:font-weight-complex="normal"/>
    </style:style>
    <style:style style:name="T6" style:family="text">
      <style:text-properties fo:color="#ffffff" style:font-name="Segoe UI" fo:font-size="32pt" fo:text-shadow="1pt 1pt" fo:font-weight="normal" style:font-name-asian="Segoe UI2" style:font-size-asian="32pt" style:font-weight-asian="normal" style:font-name-complex="Segoe UI2" style:font-size-complex="32pt" style:font-weight-complex="normal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font-name="Segoe UI Semibold" fo:font-size="20pt" fo:text-shadow="none" fo:font-weight="bold" style:font-name-asian="Segoe UI2" style:font-size-asian="20pt" style:font-weight-asian="bold" style:font-name-complex="Segoe UI2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5.4cm" svg:height="3.063cm" svg:x="1.27cm" svg:y="0.762cm">
          <draw:text-box>
            <text:p text:style-name="P1"><text:span text:style-name="T1">HYMN #482</text:span></text:p>
            <text:p text:style-name="P1"><text:span text:style-name="T2">“</text:span><text:span text:style-name="T2">This Joyful Eastertid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4" draw:layer="layout" svg:width="25.4cm" svg:height="7.011cm" svg:x="1.27cm" svg:y="0.762cm">
          <draw:text-box>
            <text:p text:style-name="P1"><text:span text:style-name="T3">1. </text:span><text:span text:style-name="T4">This joyful Eastertide</text:span><text:span text:style-name="T4"><text:line-break/></text:span><text:span text:style-name="T4">Away with sin and sorrow!</text:span><text:span text:style-name="T4"><text:line-break/></text:span><text:span text:style-name="T4">My love, the Crucified,</text:span><text:span text:style-name="T4"><text:line-break/></text:span><text:span text:style-name="T4">Has sprung to life this morrow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4" draw:text-style-name="P5" draw:layer="layout" svg:width="25.4cm" svg:height="5.334cm" svg:x="1.27cm" svg:y="0.508cm">
          <draw:text-box>
            <text:p text:style-name="P1"><text:span text:style-name="T5">Refrain:</text:span><text:span text:style-name="T6"> </text:span><text:span text:style-name="T4">Had Christ, who once was slain,</text:span><text:span text:style-name="T4"><text:line-break/></text:span><text:span text:style-name="T4">Not burst His three-day prison,</text:span></text:p>
            <text:p text:style-name="P1"><text:span text:style-name="T4">Our faith had been in vain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5" draw:text-style-name="P5" draw:layer="layout" svg:width="25.4cm" svg:height="3.875cm" svg:x="1.27cm" svg:y="0.697cm">
          <draw:text-box>
            <text:p text:style-name="P1"><text:span text:style-name="T4">But now has Christ arisen, arisen, arisen;</text:span><text:span text:style-name="T4"><text:line-break/></text:span><text:span text:style-name="T4">But now has Christ arisen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3" draw:text-style-name="P8" draw:layer="layout" svg:width="25.4cm" svg:height="7.011cm" svg:x="1.27cm" svg:y="0.863cm">
          <draw:text-box>
            <text:p text:style-name="P7"><text:span text:style-name="T7">2. </text:span><text:span text:style-name="T8">Death’s flood has lost its chill</text:span><text:span text:style-name="T8"><text:line-break/></text:span><text:span text:style-name="T8">Since Jesus crossed the river;</text:span><text:span text:style-name="T8"><text:line-break/></text:span><text:span text:style-name="T8">Lover of souls, from ill</text:span><text:span text:style-name="T8"><text:line-break/></text:span><text:span text:style-name="T8">My passing soul deliv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4" draw:text-style-name="P5" draw:layer="layout" svg:width="25.4cm" svg:height="5.334cm" svg:x="1.27cm" svg:y="0.254cm">
          <draw:text-box>
            <text:p text:style-name="P1"><text:span text:style-name="T5">Refrain:</text:span><text:span text:style-name="T6"> </text:span><text:span text:style-name="T4">Had Christ, who once was slain,</text:span><text:span text:style-name="T4"><text:line-break/></text:span><text:span text:style-name="T4">Not burst His three-day prison,</text:span></text:p>
            <text:p text:style-name="P1"><text:span text:style-name="T4">Our faith had been in vain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5" draw:text-style-name="P5" draw:layer="layout" svg:width="25.4cm" svg:height="3.875cm" svg:x="1.27cm" svg:y="0.697cm">
          <draw:text-box>
            <text:p text:style-name="P1"><text:span text:style-name="T4">But now has Christ arisen, arisen, arisen;</text:span><text:span text:style-name="T4"><text:line-break/></text:span><text:span text:style-name="T4">But now has Christ arisen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8">
        <draw:frame draw:style-name="gr3" draw:text-style-name="P10" draw:layer="layout" svg:width="25.4cm" svg:height="7.011cm" svg:x="1.27cm" svg:y="1.016cm">
          <draw:text-box>
            <text:p text:style-name="P9"><text:span text:style-name="T7">3. </text:span><text:span text:style-name="T8">My flesh in hope shall rest</text:span></text:p>
            <text:p text:style-name="P9"><text:span text:style-name="T8">And for a season slumber</text:span></text:p>
            <text:p text:style-name="P9"><text:span text:style-name="T8">Till trump from east to west</text:span></text:p>
            <text:p text:style-name="P9"><text:span text:style-name="T8">Shall wake the dead in number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">
        <draw:frame draw:style-name="gr4" draw:text-style-name="P5" draw:layer="layout" svg:width="25.4cm" svg:height="5.334cm" svg:x="1.27cm" svg:y="0.254cm">
          <draw:text-box>
            <text:p text:style-name="P1"><text:span text:style-name="T5">Refrain:</text:span><text:span text:style-name="T6"> </text:span><text:span text:style-name="T4">Had Christ, who once was slain,</text:span><text:span text:style-name="T4"><text:line-break/></text:span><text:span text:style-name="T4">Not burst His three-day prison,</text:span></text:p>
            <text:p text:style-name="P1"><text:span text:style-name="T4">Our faith had been in vain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10">
        <draw:frame draw:style-name="gr6" draw:text-style-name="P5" draw:layer="layout" svg:width="25.4cm" svg:height="9.271cm" svg:x="1.27cm" svg:y="0.697cm">
          <draw:text-box>
            <text:p text:style-name="P1"><text:span text:style-name="T4">But now has Christ arisen, arisen, arisen;</text:span><text:span text:style-name="T4"><text:line-break/></text:span><text:span text:style-name="T4">But now has Christ arisen!</text:span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><text:s text:c="12"/></text:span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1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1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5-04-08T12:27:03.871000000</meta:creation-date>
    <dc:date>2019-04-20T10:20:32.638000000</dc:date>
    <meta:editing-duration>PT30M14S</meta:editing-duration>
    <meta:editing-cycles>10</meta:editing-cycles>
    <meta:generator>LibreOffice/6.1.5.2$Windows_X86_64 LibreOffice_project/90f8dcf33c87b3705e78202e3df5142b201bd805</meta:generator>
    <meta:document-statistic meta:object-count="171"/>
  </office:meta>
</office:document-meta>
</file>